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test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>
            <text:p>Values</text:p>
          </table:table-cell>
          <table:table-cell table:style-name="ce1" office:value-type="string">
            <text:p>Dist</text:p>
          </table:table-cell>
          <table:table-cell table:style-name="ce1" table:number-columns-repeated="2"/>
          <table:table-cell table:style-name="ce1" office:value-type="string">
            <text:p>Random #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=frequency(E2:E22,A2:A13)</text:p>
          </table:table-cell>
          <table:table-cell table:number-columns-repeated="2"/>
          <table:table-cell table:formula="of:=RAND()*65" office:value-type="float" office:value="10.1540057500824">
            <text:p>10.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table:formula="of:=RAND()*65" office:value-type="float" office:value="18.0364400660619">
            <text:p>18.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table:formula="of:=RAND()*65" office:value-type="float" office:value="28.0691109434701">
            <text:p>28.0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table:formula="of:=RAND()*65" office:value-type="float" office:value="36.2789362412877">
            <text:p>36.2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3"/>
          <table:table-cell table:formula="of:=RAND()*65" office:value-type="float" office:value="8.58993889996782">
            <text:p>8.5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  <table:table-cell table:formula="of:=RAND()*65" office:value-type="float" office:value="35.2590060443617">
            <text:p>35.2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3"/>
          <table:table-cell table:formula="of:=RAND()*65" office:value-type="float" office:value="26.5505271870643">
            <text:p>26.5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3"/>
          <table:table-cell table:formula="of:=RAND()*65" office:value-type="float" office:value="58.9430989092216">
            <text:p>58.9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3"/>
          <table:table-cell table:formula="of:=RAND()*65" office:value-type="float" office:value="43.6618045391515">
            <text:p>43.6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3"/>
          <table:table-cell table:formula="of:=RAND()*65" office:value-type="float" office:value="49.111556543503">
            <text:p>49.1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3"/>
          <table:table-cell table:formula="of:=RAND()*65" office:value-type="float" office:value="19.8592715710402">
            <text:p>19.8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  <table:table-cell table:formula="of:=RAND()*65" office:value-type="float" office:value="50.1628742157482">
            <text:p>50.1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3"/>
          <table:table-cell table:formula="of:=RAND()*65" office:value-type="float" office:value="17.4677841062658">
            <text:p>17.47</text:p>
          </table:table-cell>
        </table:table-row>
        <table:table-row table:style-name="ro1">
          <table:table-cell table:number-columns-repeated="4"/>
          <table:table-cell table:formula="of:=RAND()*65" office:value-type="float" office:value="22.6175167690963">
            <text:p>22.62</text:p>
          </table:table-cell>
        </table:table-row>
        <table:table-row table:style-name="ro1">
          <table:table-cell table:number-columns-repeated="4"/>
          <table:table-cell table:formula="of:=RAND()*65" office:value-type="float" office:value="22.7292102295905">
            <text:p>22.73</text:p>
          </table:table-cell>
        </table:table-row>
        <table:table-row table:style-name="ro1">
          <table:table-cell table:number-columns-repeated="4"/>
          <table:table-cell table:formula="of:=RAND()*65" office:value-type="float" office:value="31.1117765447125">
            <text:p>31.11</text:p>
          </table:table-cell>
        </table:table-row>
        <table:table-row table:style-name="ro1">
          <table:table-cell table:number-columns-repeated="4"/>
          <table:table-cell table:formula="of:=RAND()*65" office:value-type="float" office:value="31.716198970098">
            <text:p>31.72</text:p>
          </table:table-cell>
        </table:table-row>
        <table:table-row table:style-name="ro1">
          <table:table-cell table:number-columns-repeated="4"/>
          <table:table-cell table:formula="of:=RAND()*65" office:value-type="float" office:value="51.8569182348438">
            <text:p>51.86</text:p>
          </table:table-cell>
        </table:table-row>
        <table:table-row table:style-name="ro1">
          <table:table-cell table:number-columns-repeated="4"/>
          <table:table-cell table:formula="of:=RAND()*65" office:value-type="float" office:value="5.79501099418849">
            <text:p>5.80</text:p>
          </table:table-cell>
        </table:table-row>
        <table:table-row table:style-name="ro1">
          <table:table-cell table:number-columns-repeated="4"/>
          <table:table-cell table:formula="of:=RAND()*65" office:value-type="float" office:value="56.7641655751504">
            <text:p>56.76</text:p>
          </table:table-cell>
        </table:table-row>
        <table:table-row table:style-name="ro1">
          <table:table-cell table:number-columns-repeated="4"/>
          <table:table-cell table:formula="of:=RAND()*65" office:value-type="float" office:value="28.6941027943976">
            <text:p>28.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Arial" svg:font-family="Arial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number-style style:name="N151P0" style:volatile="true">
      <number:number number:decimal-places="0" number:min-integer-digits="1" number:grouping="true"/>
    </number:number-style>
    <number:number-style style:name="N151">
      <style:text-properties fo:color="#ff0000"/>
      <number:text>-</number:text>
      <number:number number:decimal-places="0" number:min-integer-digits="1" number:grouping="true"/>
      <style:map style:condition="value()&gt;=0" style:apply-style-name="N151P0"/>
    </number:number-style>
    <number:percentage-style style:name="N152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03/11/2010</text:date>, <text:time>17:0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tin_20_Request_20_040909" style:display-name="PageStyle_Nitin Request 0409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il_20_Attainment_20_-_20_All_20_products" style:display-name="PageStyle_April Attainment - All produ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ovell Employee</meta:initial-creator>
    <meta:creation-date>2009-04-09T15:56:20</meta:creation-date>
    <dc:creator>Kohei Yoshida</dc:creator>
    <dc:date>2010-03-11T17:07:55</dc:date>
    <meta:generator>OpenOffice.org/3.2$Linux OpenOffice.org_project/320m12$Build-9483</meta:generator>
    <meta:editing-duration>PT12H42M19S</meta:editing-duration>
    <meta:editing-cycles>26</meta:editing-cycles>
    <meta:document-statistic meta:table-count="1" meta:cell-count="38" meta:object-count="0"/>
  </office:meta>
</office:document-meta>
</file>